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华文黑体 - Kelvin" svg:font-family="'华文黑体 - Kelvin'"/>
    <style:font-face style:name="方正书宋简体" svg:font-family="方正书宋简体"/>
    <style:font-face style:name="华文仿宋" svg:font-family="华文仿宋" style:font-adornments="标准" style:font-pitch="variable"/>
    <style:font-face style:name="华文黑体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华文黑体" fo:font-size="22pt" fo:font-weight="normal" officeooo:rsid="00169c6a" officeooo:paragraph-rsid="00169c6a" style:font-name-asian="华文黑体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华文黑体" fo:font-size="14pt" fo:font-weight="normal" officeooo:rsid="0018542d" officeooo:paragraph-rsid="0018542d" style:font-name-asian="华文黑体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华文黑体" fo:font-size="14pt" fo:font-weight="normal" officeooo:rsid="0018542d" officeooo:paragraph-rsid="0018542d" style:font-name-asian="华文黑体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华文黑体" fo:font-size="36pt" fo:font-weight="normal" officeooo:rsid="00169c6a" officeooo:paragraph-rsid="0018542d" style:font-name-asian="华文黑体" style:font-size-asian="36pt" style:font-weight-asian="normal" style:font-size-complex="3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华文黑体" fo:font-size="26pt" fo:font-weight="normal" officeooo:rsid="00169c6a" officeooo:paragraph-rsid="0018542d" style:font-name-asian="华文黑体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华文黑体" fo:font-size="26pt" fo:font-weight="normal" officeooo:rsid="00169c6a" officeooo:paragraph-rsid="00169c6a" style:font-name-asian="华文黑体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华文黑体" fo:font-size="16pt" fo:font-weight="normal" officeooo:rsid="0018542d" officeooo:paragraph-rsid="0018542d" style:font-name-asian="华文黑体" style:font-size-asian="16pt" style:font-weight-asian="normal" style:font-size-complex="16pt" style:font-weight-complex="normal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华文黑体" fo:font-size="22pt" fo:font-weight="normal" officeooo:rsid="00169c6a" officeooo:paragraph-rsid="00169c6a" style:font-name-asian="华文黑体" style:font-size-asian="22pt" style:font-weight-asian="normal" style:font-size-complex="22pt" style:font-weight-complex="normal"/>
    </style:style>
    <style:style style:name="P9" style:family="paragraph" style:parent-style-name="Text_20_body" style:master-page-name="Standard">
      <style:paragraph-properties style:page-number="auto"/>
      <style:text-properties officeooo:rsid="001b1811" officeooo:paragraph-rsid="001b1811"/>
    </style:style>
    <style:style style:name="P10" style:family="paragraph" style:parent-style-name="Text_20_body" style:list-style-name="L1">
      <style:text-properties officeooo:rsid="001b1811" officeooo:paragraph-rsid="001b1811"/>
    </style:style>
    <style:style style:name="P11" style:family="paragraph" style:parent-style-name="Text_20_body" style:list-style-name="L1">
      <style:text-properties officeooo:paragraph-rsid="001b1811"/>
    </style:style>
    <style:style style:name="T1" style:family="text">
      <style:text-properties officeooo:rsid="001b1811"/>
    </style:style>
    <style:style style:name="T2" style:family="text">
      <style:text-properties officeooo:rsid="001bf6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2015第四届“中国软件杯”大学生软件设计大赛</text:p>
      <text:p text:style-name="P1"/>
      <text:p text:style-name="P1"/>
      <text:p text:style-name="P4">Talking Avatar</text:p>
      <text:p text:style-name="P4"/>
      <text:p text:style-name="P5">功</text:p>
      <text:p text:style-name="P5"/>
      <text:p text:style-name="P5">能</text:p>
      <text:p text:style-name="P5"/>
      <text:p text:style-name="P5">清</text:p>
      <text:p text:style-name="P5"/>
      <text:p text:style-name="P5">单</text:p>
      <text:p text:style-name="P6"/>
      <text:p text:style-name="P1"/>
      <text:p text:style-name="P1"/>
      <text:p text:style-name="P1"/>
      <text:p text:style-name="P1"/>
      <text:p text:style-name="P1"/>
      <text:p text:style-name="P2"><text:s text:c="2"/>队伍名称:Lucky-avatar</text:p>
      <text:p text:style-name="P2"/>
      <text:p text:style-name="P3"><text:tab/><text:tab/><text:tab/><text:tab/><text:tab/><text:tab/><text:tab/><text:tab/>参赛学校:重庆师范大学</text:p>
      <text:p text:style-name="P3"/>
      <text:p text:style-name="P2"><text:tab/>作者:蔡福兵 杨晏秋 王美静</text:p>
      <text:p text:style-name="P2"/>
      <text:p text:style-name="P3"><text:tab/><text:tab/><text:tab/><text:tab/><text:tab/><text:tab/><text:tab/><text:tab/>指导老师:龚伟</text:p>
      <text:p text:style-name="P3"/>
      <text:p text:style-name="P3"><text:tab/><text:tab/><text:tab/><text:tab/><text:tab/><text:tab/><text:tab/><text:tab/>参赛题目:Talking Avatar</text:p>
      <text:p text:style-name="P9">Talking Avatar实现的功能如下：</text:p>
      <text:list xml:id="list5458951032449364420" text:style-name="L1">
        <text:list-item>
          <text:p text:style-name="P11"><text:span text:style-name="T1">玩偶可以做肢体动作、眨眼睛；</text:span></text:p>
        </text:list-item>
        <text:list-item>
          <text:p text:style-name="P10">可以检测声音并录制声音，然后播放；</text:p>
        </text:list-item>
        <text:list-item>
          <text:p text:style-name="P10">可以播放音乐并做肢体的动作<text:span text:style-name="T2">（跳舞）</text:span>；</text:p>
        </text:list-item>
        <text:list-item>
          <text:p text:style-name="P10">可以分享录音文件；</text:p>
        </text:list-item>
        <text:list-item>
          <text:p text:style-name="P10">可以更换服装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华文黑体 - Kelvin" svg:font-family="'华文黑体 - Kelvin'"/>
    <style:font-face style:name="方正书宋简体" svg:font-family="方正书宋简体"/>
    <style:font-face style:name="华文仿宋" svg:font-family="华文仿宋" style:font-adornments="标准" style:font-pitch="variable"/>
    <style:font-face style:name="华文黑体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方正书宋简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方正书宋简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 - Kelvin" style:font-family-asian="'华文黑体 - Kelvin'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asian="方正书宋简体" style:font-family-asian="方正书宋简体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方正书宋简体" style:font-family-asian="方正书宋简体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方正书宋简体" style:font-family-asian="方正书宋简体"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fice libre</meta:initial-creator>
    <meta:creation-date>2015-05-24T21:29:52.554098161</meta:creation-date>
    <meta:generator>LibreOffice/4.4.1.2$Linux_X86_64 LibreOffice_project/45e2de17089c24a1fa810c8f975a7171ba4cd432</meta:generator>
    <dc:date>2015-05-26T20:47:53.872901792</dc:date>
    <dc:creator>office libre</dc:creator>
    <meta:editing-duration>PT52M54S</meta:editing-duration>
    <meta:editing-cycles>5</meta:editing-cycles>
    <meta:document-statistic meta:table-count="0" meta:image-count="0" meta:object-count="0" meta:page-count="2" meta:paragraph-count="17" meta:word-count="147" meta:character-count="233" meta:non-whitespace-character-count="201"/>
  </office:meta>
</office:document-meta>
</file>